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Sql.xml" manifest:media-type="text/xml"/>
  <manifest:file-entry manifest:full-path="Basic/Standard/Merge.xml" manifest:media-type="text/xml"/>
  <manifest:file-entry manifest:full-path="Basic/Standard/Form.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Form.FormInit?language=Basic&amp;location=document" xlink:type="simple"/>
    </office:event-listeners>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2" style:family="paragraph">
      <style:paragraph-properties fo:text-align="start"/>
    </style:style>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4"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style:font-name="Liberation Sans2" fo:font-size="12pt" fo:font-weight="bold"/>
    </style:style>
    <style:style style:name="P6" style:family="paragraph">
      <style:paragraph-properties fo:text-align="start"/>
      <style:text-properties style:font-name="Liberation Sans3" fo:font-size="12pt"/>
    </style:style>
    <style:style style:name="P7"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8" style:family="paragraph">
      <style:text-properties style:text-line-through-style="none" style:text-line-through-type="none" style:font-name="Liberation Sans1" fo:font-size="12pt" fo:font-style="normal" style:text-underline-style="none" fo:font-weight="normal"/>
    </style:style>
    <style:style style:name="P9"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GroupFilter" form:command="QueryEmail" form:datasource="GContactOOoAddresses" form:apply-filter="true" form:command-type="query"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Form.GroupListInit?language=Basic&amp;location=document" xlink:type="simple"/>
          </office:event-listeners>
          <form:fixed-text form:name="LabelField1" form:control-implementation="ooo:com.sun.star.form.component.FixedText" xml:id="control1" form:id="control1" form:label="Destinataire:"/>
          <form:listbox form:name="GroupList" form:control-implementation="ooo:com.sun.star.form.component.ListBox" xml:id="control2" form:id="control2" form:dropdown="true" form:size="20" form:tab-index="1"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Module1.GroupListChanged?language=Basic&amp;location=document" xlink:type="simple"/>
            </office:event-listeners>
            <form:option form:label="AddressBook"/>
            <form:option form:label="CollectedAddressBook" form:current-selected="true" form:selected="true"/>
            <form:option form:label="coworkers"/>
            <form:option form:label="family"/>
            <form:option form:label="friends"/>
            <form:option form:label="gîte"/>
            <form:option form:label="my contacts"/>
            <form:option form:label="starred in android"/>
          </form:listbox>
          <form:listbox form:name="EmailList" form:control-implementation="ooo:com.sun.star.form.component.ListBox" xml:id="control3" form:id="control3" form:size="20" form:tab-index="2" form:bound-column="1" form:list-source-type="query" form:list-source="QueryEmail"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AddButton" form:control-implementation="ooo:com.sun.star.form.component.CommandButton" xml:id="control4" form:id="control4" form:label="Ajouter"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Form.EmailListInsert?language=Basic&amp;location=document" xlink:type="simple"/>
            </office:event-listeners>
          </form:button>
          <form:button form:name="DeleteButton" form:control-implementation="ooo:com.sun.star.form.component.CommandButton" xml:id="control5" form:id="control5" form:label="Suprim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Form.AddressListDeleted?language=Basic&amp;location=document" xlink:type="simple"/>
            </office:event-listeners>
          </form:button>
          <form:button form:name="SendButton" form:control-implementation="ooo:com.sun.star.form.component.CommandButton" xml:id="control6" form:id="control6" form:label="Envoy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erge.MailMerge?language=Basic&amp;location=document" xlink:type="simple"/>
            </office:event-listeners>
          </form:button>
        </form:form>
        <form:form form:name="AddressFilter" form:command="Filter" form:filter="( &quot;Filter&quot;.&quot;ID&quot; = 1 )" form:datasource="GContactOOoMerge"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AddressList" form:control-implementation="ooo:com.sun.star.form.component.ListBox" xml:id="control7" form:id="control7"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Form.AddressListChanged?language=Basic&amp;location=document" xlink:type="simple"/>
            </office:event-listeners>
          </form:listbox>
          <form:form form:name="AddressForm" form:command="QueryAddress" form:datasource="GContactOOoAddresses" form:allow-deletes="false" form:allow-inserts="false" form:allow-updates="false" form:apply-filter="true" form:command-type="query"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8" form:id="control8" form:label="Prénom Nom:"/>
            <form:text form:name="TextBox1" form:control-implementation="ooo:com.sun.star.form.component.TextField" xml:id="control9" form:id="control9"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0" form:id="control10"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1" form:id="control11" form:label="Entreprise:"/>
            <form:text form:name="TextBox3" form:control-implementation="ooo:com.sun.star.form.component.TextField" xml:id="control12" form:id="control12"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3" form:id="control13" form:label="Fonction:"/>
            <form:text form:name="TextBox4" form:control-implementation="ooo:com.sun.star.form.component.TextField" xml:id="control14" form:id="control14"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5" form:id="control15" form:label="Travail:"/>
            <form:text form:name="TextBox5" form:control-implementation="ooo:com.sun.star.form.component.TextField" xml:id="control16" form:id="control16"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7" form:id="control17" form:label="Travail:"/>
            <form:text form:name="TextBox6" form:control-implementation="ooo:com.sun.star.form.component.TextField" xml:id="control18" form:id="control18"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19" form:id="control19" form:label="Ville, CP"/>
            <form:fixed-text form:name="LabelField7" form:control-implementation="ooo:com.sun.star.form.component.FixedText" xml:id="control20" form:id="control20" form:label="Dep:"/>
            <form:text form:name="TextBox7" form:control-implementation="ooo:com.sun.star.form.component.TextField" xml:id="control21" form:id="control21"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2" form:id="control22"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3" form:id="control23"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4" form:id="control24" form:label="Pays:"/>
            <form:text form:name="TextBox10" form:control-implementation="ooo:com.sun.star.form.component.TextField" xml:id="control25" form:id="control25"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ModelFilter" form:command="Filter" form:filter="( &quot;Filter&quot;.&quot;ID&quot; = 1 )"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ModelLabel" form:control-implementation="ooo:com.sun.star.form.component.FixedText" xml:id="control26" form:id="control26" form:label="Model:"/>
          <form:listbox form:name="ModelList" form:control-implementation="ooo:com.sun.star.form.component.ListBox" xml:id="control27" form:id="control27"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Form.ModelListChanged?language=Basic&amp;location=document" xlink:type="simple"/>
            </office:event-listeners>
          </form:listbox>
          <form:form form:name="ModelForm" form:command="Models" form:datasource="GContactOOoMerge"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Form.TemplateButtonInit?language=Basic&amp;location=document" xlink:type="simple"/>
              <script:event-listener script:language="ooo:script" script:event-name="form:rowchange" xlink:href="vnd.sun.star.script:Standard.Form.ModelListNameChanged?language=Basic&amp;location=document" xlink:type="simple"/>
            </office:event-listeners>
            <form:text form:name="ModelText" form:control-implementation="ooo:com.sun.star.form.component.TextField" xml:id="control28" form:id="control28" form:tab-index="7"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Module1.ModelListNameChanged?language=Basic&amp;location=document" xlink:type="simple"/>
              </office:event-listeners>
            </form:text>
            <form:button form:name="ModelButton" form:control-implementation="ooo:com.sun.star.form.component.CommandButton" xml:id="control29" form:id="control29" form:label="Nouveau"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Form.ModelListInsert?language=Basic&amp;location=document" xlink:type="simple"/>
              </office:event-listeners>
            </form:button>
            <form:fixed-text form:name="TemplateLabel" form:control-implementation="ooo:com.sun.star.form.component.FixedText" xml:id="control30" form:id="control30" form:label="Document maitre:"/>
            <form:file form:name="TemplateButton" form:control-implementation="ooo:com.sun.star.form.component.FileControl" xml:id="control31" form:id="control31" form:tab-index="9" form:current-value="/home/pierre/OOo/GContactOOoPdf/Devis.odt">
              <form:properties>
                <form:property form:property-name="ReadOnly" office:value-type="boolean" office:boolean-value="true"/>
              </form:properties>
              <office:event-listeners>
                <script:event-listener script:language="ooo:script" script:event-name="form:textchange" xlink:href="vnd.sun.star.script:Standard.Form.TemplateButtonUpdate?language=Basic&amp;location=document" xlink:type="simple"/>
              </office:event-listeners>
            </form:file>
            <form:form form:name="EmailForm" form:command="Models" form:datasource="GContactOOoMerge"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EmailCheckBox" form:control-implementation="ooo:com.sun.star.form.component.CheckBox" xml:id="control32" form:id="control32" form:label="Envoi Email" form:tab-index="10" form:data-field="Email"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Form.EmailCheckBoxToogle?language=Basic&amp;location=document" xlink:type="simple"/>
                </office:event-listeners>
              </form:checkbox>
              <form:fixed-text form:name="SubjectLabel" form:control-implementation="ooo:com.sun.star.form.component.FixedText" xml:id="control33" form:id="control33" form:label="Email objet:"/>
              <form:text form:name="SubjectText" form:control-implementation="ooo:com.sun.star.form.component.TextField" xml:id="control34" form:id="control34" form:tab-index="11"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Module1.ModelListNameChanged?language=Basic&amp;location=document" xlink:type="simple"/>
                </office:event-listeners>
              </form:text>
              <form:textarea form:name="ContentText" form:control-implementation="ooo:com.sun.star.form.component.TextField" xml:id="control35" form:id="control35" form:tab-index="12"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FileLabel" form:control-implementation="ooo:com.sun.star.form.component.FixedText" xml:id="control36" form:id="control36" form:label="Fichiers attachés"/>
              <form:file form:name="AddButton" form:control-implementation="ooo:com.sun.star.form.component.FileControl" xml:id="control37" form:id="control37" form:tab-index="13">
                <form:properties>
                  <form:property form:property-name="ReadOnly" office:value-type="boolean" office:boolean-value="true"/>
                </form:properties>
                <office:event-listeners>
                  <script:event-listener script:language="ooo:script" script:event-name="form:textchange" xlink:href="vnd.sun.star.script:Standard.Form.FileListInsert?language=Basic&amp;location=document" xlink:type="simple"/>
                </office:event-listeners>
              </form:file>
              <form:button form:name="DeleteButton" form:control-implementation="ooo:com.sun.star.form.component.CommandButton" xml:id="control38" form:id="control38" form:label="Suprimer" form:tab-index="1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Form.FileListDeleted?language=Basic&amp;location=document" xlink:type="simple"/>
                </office:event-listeners>
              </form:button>
              <form:listbox form:name="FileList" form:control-implementation="ooo:com.sun.star.form.component.ListBox" xml:id="control39" form:id="control39" form:tab-index="1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BodyFilter" form:command="Filter" form:filter="( &quot;Filter&quot;.&quot;ID&quot; = 1 )"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ocalityLabel" form:control-implementation="ooo:com.sun.star.form.component.FixedText" xml:id="control40" form:id="control40" form:label="A"/>
          <form:text form:name="LocalityText" form:control-implementation="ooo:com.sun.star.form.component.TextField" xml:id="control41" form:id="control41" form:tab-index="17"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DateLabel" form:control-implementation="ooo:com.sun.star.form.component.FixedText" xml:id="control42" form:id="control42" form:label=", le"/>
          <form:date form:name="DateText" form:control-implementation="ooo:com.sun.star.form.component.DateField" xml:id="control43" form:id="control43" form:current-value="2016-02-16" form:min-value="1800-01-01" form:value="2016-01-01" form:tab-index="18"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BodyForm" form:command="Models" form:datasource="GContactOOoMerge"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Module1.TotalUpdate?language=Basic&amp;location=document" xlink:type="simple"/>
            </office:event-listeners>
            <form:checkbox form:name="PdfCheckBox" form:control-implementation="ooo:com.sun.star.form.component.CheckBox" xml:id="control44" form:id="control44" form:label="Envoi PDF" form:tab-index="16"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Form.PdfCheckBoxToogle?language=Basic&amp;location=document" xlink:type="simple"/>
              </office:event-listeners>
            </form:checkbox>
            <form:textarea form:name="TitleText" form:control-implementation="ooo:com.sun.star.form.component.TextField" xml:id="control45" form:id="control45" form:tab-index="19"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HeaderText" form:control-implementation="ooo:com.sun.star.form.component.TextField" xml:id="control46" form:id="control46" form:tab-index="20"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DetailForm" form:command="Details" form:datasource="GContactOOoMerge"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Form.TotalUpdate?language=Basic&amp;location=document" xlink:type="simple"/>
              </office:event-listeners>
              <form:grid form:name="DetailGrid" form:control-implementation="ooo:com.sun.star.form.component.GridControl" xml:id="control47" form:id="control47" form:tab-stop="true" form:tab-index="21">
                <form:properties>
                  <form:property form:property-name="DefaultControl" office:value-type="string" office:string-value="com.sun.star.form.control.GridControl"/>
                </form:properties>
                <form:column form:name="TextField1" form:control-implementation="ooo:TextField" form:label="Text">
                  <form:text xml:id="control48" form:id="control48"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49" form:id="control49"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1200,00"/>
                      <form:property form:property-name="Width" office:value-type="float" office:value="300"/>
                    </form:properties>
                  </form:formatted-text>
                </form:column>
              </form:grid>
            </form:form>
            <form:text form:name="ChargeLabel" form:control-implementation="ooo:com.sun.star.form.component.TextField" xml:id="control50" form:id="control50"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ChargeText" form:control-implementation="ooo:com.sun.star.form.component.NumericField" xml:id="control51" form:id="control51" form:tab-index="22"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TotalLabel" form:control-implementation="ooo:com.sun.star.form.component.TextField" xml:id="control52" form:id="control52"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TotalForm" form:command="QueryTotal" form:datasource="GContactOOoMerge" form:apply-filter="true" form:command-type="query" form:control-implementation="ooo:com.sun.star.form.component.Form" office:target-frame="" xlink:href="" xlink:type="simple" form:master-fields="&quot;ID&quot;,&quot;Charge&quot;" form:detail-fields="&quot;Model&quot;,&quot;Charge&quot;">
              <form:properties>
                <form:property form:property-name="PropertyChangeNotificationEnabled" office:value-type="boolean" office:boolean-value="true"/>
                <form:property form:property-name="URL" office:value-type="string" office:string-value=""/>
              </form:properties>
              <form:formatted-text form:name="TotalText" form:control-implementation="ooo:com.sun.star.form.component.NumericField" xml:id="control53" form:id="control53"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FooterText" form:control-implementation="ooo:com.sun.star.form.component.TextField" xml:id="control54" form:id="control54" form:tab-index="24"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1" svg:width="3.001cm" svg:height="0.6cm" svg:x="2cm" svg:y="2cm" draw:control="control1"/>
      <draw:control text:anchor-type="page" text:anchor-page-number="1" draw:z-index="1" draw:style-name="gr2" draw:text-style-name="P2" svg:width="5.654cm" svg:height="0.6cm" svg:x="4.798cm" svg:y="2cm" draw:control="control2"/>
      <draw:control text:anchor-type="page" text:anchor-page-number="1" draw:z-index="2" draw:style-name="gr2" draw:text-style-name="P2" svg:width="8.452cm" svg:height="2.066cm" svg:x="2cm" svg:y="2.6cm" draw:control="control3"/>
      <draw:control text:anchor-type="page" text:anchor-page-number="1" draw:z-index="3" draw:style-name="gr1" draw:text-style-name="P3" svg:width="2.2cm" svg:height="0.6cm" svg:x="10.599cm" svg:y="4.05cm" draw:control="control4"/>
      <draw:control text:anchor-type="page" text:anchor-page-number="1" draw:z-index="4" draw:style-name="gr1" draw:text-style-name="P3" svg:width="2.2cm" svg:height="0.6cm" svg:x="13cm" svg:y="4.05cm" draw:control="control5"/>
      <draw:control text:anchor-type="page" text:anchor-page-number="1" draw:z-index="5" draw:style-name="gr2" draw:text-style-name="P2" svg:width="8.452cm" svg:height="2.001cm" svg:x="10.55cm" svg:y="1.998cm" draw:control="control7"/>
      <draw:control text:anchor-type="page" text:anchor-page-number="1" draw:z-index="6" draw:style-name="gr1" draw:text-style-name="P1" svg:width="2.834cm" svg:height="0.6cm" svg:x="2.051cm" svg:y="4.9cm" draw:control="control8"/>
      <draw:control text:anchor-type="page" text:anchor-page-number="1" draw:z-index="7" draw:style-name="gr3" draw:text-style-name="P1" svg:width="7.002cm" svg:height="0.6cm" svg:x="4.884cm" svg:y="4.9cm" draw:control="control9"/>
      <draw:control text:anchor-type="page" text:anchor-page-number="1" draw:z-index="8" draw:style-name="gr3" draw:text-style-name="P1" svg:width="7.116cm" svg:height="0.6cm" svg:x="11.885cm" svg:y="4.9cm" draw:control="control10"/>
      <draw:control text:anchor-type="page" text:anchor-page-number="1" draw:z-index="9" draw:style-name="gr1" draw:text-style-name="P4" svg:width="2.835cm" svg:height="0.6cm" svg:x="2.051cm" svg:y="5.567cm" draw:control="control11"/>
      <draw:control text:anchor-type="page" text:anchor-page-number="1" draw:z-index="10" draw:style-name="gr3" draw:text-style-name="P1" svg:width="14.115cm" svg:height="0.6cm" svg:x="4.886cm" svg:y="5.567cm" draw:control="control12"/>
      <draw:control text:anchor-type="page" text:anchor-page-number="1" draw:z-index="11" draw:style-name="gr1" draw:text-style-name="P4" svg:width="2.832cm" svg:height="0.6cm" svg:x="2.053cm" svg:y="6.234cm" draw:control="control13"/>
      <draw:control text:anchor-type="page" text:anchor-page-number="1" draw:z-index="12" draw:style-name="gr3" draw:text-style-name="P1" svg:width="14.117cm" svg:height="0.6cm" svg:x="4.884cm" svg:y="6.234cm" draw:control="control14"/>
      <draw:control text:anchor-type="page" text:anchor-page-number="1" draw:z-index="13" draw:style-name="gr1" draw:text-style-name="P1" svg:width="2.834cm" svg:height="0.6cm" svg:x="2.051cm" svg:y="6.999cm" draw:control="control15"/>
      <draw:control text:anchor-type="page" text:anchor-page-number="1" draw:z-index="14" draw:style-name="gr3" draw:text-style-name="P1" svg:width="14.117cm" svg:height="0.6cm" svg:x="4.884cm" svg:y="6.9cm" draw:control="control16"/>
      <draw:control text:anchor-type="page" text:anchor-page-number="1" draw:z-index="15" draw:style-name="gr1" draw:text-style-name="P4" svg:width="2.835cm" svg:height="0.6cm" svg:x="2.05cm" svg:y="7.599cm" draw:control="control17"/>
      <draw:control text:anchor-type="page" text:anchor-page-number="1" draw:z-index="16" draw:style-name="gr3" draw:text-style-name="P1" svg:width="14.117cm" svg:height="0.6cm" svg:x="4.884cm" svg:y="7.567cm" draw:control="control18"/>
      <draw:control text:anchor-type="page" text:anchor-page-number="1" draw:z-index="17" draw:style-name="gr1" draw:text-style-name="P1" svg:width="1.669cm" svg:height="0.6cm" svg:x="2.05cm" svg:y="8.234cm" draw:control="control19"/>
      <draw:control text:anchor-type="page" text:anchor-page-number="1" draw:z-index="18" draw:style-name="gr1" draw:text-style-name="P4" svg:width="1.001cm" svg:height="0.6cm" svg:x="3.884cm" svg:y="8.234cm" draw:control="control20"/>
      <draw:control text:anchor-type="page" text:anchor-page-number="1" draw:z-index="19" draw:style-name="gr3" draw:text-style-name="P1" svg:width="6.501cm" svg:height="0.6cm" svg:x="4.884cm" svg:y="8.234cm" draw:control="control21"/>
      <draw:control text:anchor-type="page" text:anchor-page-number="1" draw:z-index="20" draw:style-name="gr3" draw:text-style-name="P1" svg:width="2.992cm" svg:height="0.6cm" svg:x="11.384cm" svg:y="8.234cm" draw:control="control22"/>
      <draw:control text:anchor-type="page" text:anchor-page-number="1" draw:z-index="21" draw:style-name="gr3" draw:text-style-name="P1" svg:width="4.626cm" svg:height="0.6cm" svg:x="14.376cm" svg:y="8.234cm" draw:control="control23"/>
      <draw:control text:anchor-type="page" text:anchor-page-number="1" draw:z-index="22" draw:style-name="gr1" draw:text-style-name="P4" svg:width="9.335cm" svg:height="0.6cm" svg:x="2.05cm" svg:y="8.86cm" draw:control="control24"/>
      <draw:control text:anchor-type="page" text:anchor-page-number="1" draw:z-index="23" draw:style-name="gr3" draw:text-style-name="P1" svg:width="7.617cm" svg:height="0.6cm" svg:x="11.384cm" svg:y="8.86cm" draw:control="control25"/>
      <draw:control text:anchor-type="page" text:anchor-page-number="1" draw:z-index="24" draw:style-name="gr1" draw:text-style-name="P1" svg:width="2.834cm" svg:height="0.6cm" svg:x="2.051cm" svg:y="9.901cm" draw:control="control26"/>
      <draw:control text:anchor-type="page" text:anchor-page-number="1" draw:z-index="25" draw:style-name="gr2" draw:text-style-name="P1" svg:width="5.18cm" svg:height="0.6cm" svg:x="4.884cm" svg:y="9.901cm" draw:control="control27"/>
      <draw:control text:anchor-type="page" text:anchor-page-number="1" draw:z-index="26" draw:style-name="gr2" draw:text-style-name="P1" svg:width="6.7cm" svg:height="0.6cm" svg:x="10.063cm" svg:y="9.901cm" draw:control="control28"/>
      <draw:control text:anchor-type="page" text:anchor-page-number="1" draw:z-index="27" draw:style-name="gr2" draw:text-style-name="P3" svg:width="2.2cm" svg:height="0.6cm" svg:x="16.799cm" svg:y="9.901cm" draw:control="control29"/>
      <draw:control text:anchor-type="page" text:anchor-page-number="1" draw:z-index="28" draw:style-name="gr1" draw:text-style-name="P1" svg:width="3.502cm" svg:height="0.6cm" svg:x="2.051cm" svg:y="10.567cm" draw:control="control30"/>
      <draw:control text:anchor-type="page" text:anchor-page-number="1" draw:z-index="29" draw:style-name="gr2" draw:text-style-name="P3" svg:width="12.327cm" svg:height="0.6cm" svg:x="6.733cm" svg:y="10.567cm" draw:control="control31"/>
      <draw:control text:anchor-type="page" text:anchor-page-number="1" draw:z-index="30" draw:style-name="gr1" draw:text-style-name="P5" svg:width="3.502cm" svg:height="0.6cm" svg:x="2.05cm" svg:y="11.568cm" draw:control="control32"/>
      <draw:control text:anchor-type="page" text:anchor-page-number="1" draw:z-index="31" draw:style-name="gr1" draw:text-style-name="P6" svg:width="3.017cm" svg:height="0.6cm" svg:x="5.719cm" svg:y="11.568cm" draw:control="control33"/>
      <draw:control text:anchor-type="page" text:anchor-page-number="1" draw:z-index="32" draw:style-name="gr2" draw:text-style-name="P1" svg:width="10.365cm" svg:height="0.6cm" svg:x="8.636cm" svg:y="11.568cm" draw:control="control34"/>
      <draw:control text:anchor-type="page" text:anchor-page-number="1" draw:z-index="33" draw:style-name="gr2" draw:text-style-name="P1" svg:width="17.003cm" svg:height="2.5cm" svg:x="2cm" svg:y="12.25cm" draw:control="control35"/>
      <draw:control text:anchor-type="page" text:anchor-page-number="1" draw:z-index="34" draw:style-name="gr1" draw:text-style-name="P6" svg:width="4.001cm" svg:height="0.6cm" svg:x="2.051cm" svg:y="14.834cm" draw:control="control36"/>
      <draw:control text:anchor-type="page" text:anchor-page-number="1" draw:z-index="35" draw:style-name="gr1" draw:text-style-name="P3" svg:width="13.502cm" svg:height="0.6cm" svg:x="5.5cm" svg:y="14.834cm" draw:control="control37"/>
      <draw:control text:anchor-type="page" text:anchor-page-number="1" draw:z-index="36" draw:style-name="gr1" draw:text-style-name="P3" svg:width="2.2cm" svg:height="0.602cm" svg:x="2.385cm" svg:y="16.349cm" draw:control="control38"/>
      <draw:control text:anchor-type="page" text:anchor-page-number="1" draw:z-index="37" draw:style-name="gr2" draw:text-style-name="P1" svg:width="13.502cm" svg:height="1.5cm" svg:x="5.5cm" svg:y="15.501cm" draw:control="control39"/>
      <draw:control text:anchor-type="page" text:anchor-page-number="1" draw:z-index="38" draw:style-name="gr1" draw:text-style-name="P5" svg:width="3.5cm" svg:height="0.6cm" svg:x="2.051cm" svg:y="17.501cm" draw:control="control44"/>
      <draw:control text:anchor-type="page" text:anchor-page-number="1" draw:z-index="39" draw:style-name="gr1" draw:text-style-name="P1" svg:width="0.5cm" svg:height="0.668cm" svg:x="7.885cm" svg:y="17.501cm" draw:control="control40"/>
      <draw:control text:anchor-type="page" text:anchor-page-number="1" draw:z-index="40" draw:style-name="gr2" draw:text-style-name="P1" svg:width="6.501cm" svg:height="0.668cm" svg:x="8.386cm" svg:y="17.501cm" draw:control="control41"/>
      <draw:control text:anchor-type="page" text:anchor-page-number="1" draw:z-index="41" draw:style-name="gr1" draw:text-style-name="P1" svg:width="1.001cm" svg:height="0.668cm" svg:x="14.885cm" svg:y="17.501cm" draw:control="control42"/>
      <draw:control text:anchor-type="page" text:anchor-page-number="1" draw:z-index="42" draw:style-name="gr4" draw:text-style-name="P1" svg:width="3.169cm" svg:height="0.668cm" svg:x="15.886cm" svg:y="17.501cm" draw:control="control43"/>
      <draw:control text:anchor-type="page" text:anchor-page-number="1" draw:z-index="43" draw:style-name="gr2" draw:text-style-name="P7" svg:width="13.001cm" svg:height="0.9cm" svg:x="4.053cm" svg:y="18.249cm" draw:control="control45"/>
      <draw:control text:anchor-type="page" text:anchor-page-number="1" draw:z-index="44" draw:style-name="gr2" draw:text-style-name="P1" svg:width="17.001cm" svg:height="2.401cm" svg:x="2cm" svg:y="19.2cm" draw:control="control46"/>
      <draw:control text:anchor-type="page" text:anchor-page-number="1" draw:z-index="45" draw:style-name="gr2" draw:text-style-name="P8" svg:width="17.001cm" svg:height="3.2cm" svg:x="2cm" svg:y="21.699cm" draw:control="control47"/>
      <draw:control text:anchor-type="page" text:anchor-page-number="1" draw:z-index="46" draw:style-name="gr1" draw:text-style-name="P1" svg:width="5.501cm" svg:height="0.602cm" svg:x="2cm" svg:y="25cm" draw:control="control50"/>
      <draw:control text:anchor-type="page" text:anchor-page-number="1" draw:z-index="47" draw:style-name="gr2" draw:text-style-name="P3" svg:width="3.001cm" svg:height="0.602cm" svg:x="7.5cm" svg:y="25cm" draw:control="control51"/>
      <draw:control text:anchor-type="page" text:anchor-page-number="1" draw:z-index="48" draw:style-name="gr2" draw:text-style-name="P9" svg:width="5.501cm" svg:height="0.602cm" svg:x="10.5cm" svg:y="25cm" draw:control="control52"/>
      <draw:control text:anchor-type="page" text:anchor-page-number="1" draw:z-index="49" draw:style-name="gr3" draw:text-style-name="P3" svg:width="3.001cm" svg:height="0.602cm" svg:x="16cm" svg:y="25cm" draw:control="control53"/>
      <draw:control text:anchor-type="page" text:anchor-page-number="1" draw:z-index="50" draw:style-name="gr2" draw:text-style-name="P1" svg:width="17.001cm" svg:height="2.001cm" svg:x="2cm" svg:y="25.7cm" draw:control="control54"/>
      <draw:control text:anchor-type="page" text:anchor-page-number="1" draw:z-index="51" draw:style-name="gr1" draw:text-style-name="P3" svg:width="3.402cm" svg:height="0.6cm" svg:x="15.6cm" svg:y="4.05cm" draw:control="control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0.5.2$Linux_x86 LibreOffice_project/00m0$Build-2</meta:generator>
    <meta:editing-duration>PT2H20M29S</meta:editing-duration>
    <meta:editing-cycles>31</meta:editing-cycles>
    <meta:initial-creator>2-1058443 480 849 462 00027</meta:initial-creator>
    <dc:date>2016-02-26T04:17:00.489454290</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Form.xml><?xml version="1.0" encoding="utf-8"?>
<!DOCTYPE module  PUBLIC '-//OpenOffice.org//DTD OfficeDocument 1.0//EN'  'module.dtd'>
<script:module xmlns:script="http://openoffice.org/2000/script" script:name="Form" script:language="StarBasic">REM  *****  BASIC  *****
Option Explicit

Global sAddressId As String
Global sAddressTable As String
Global mAddressColumns() As String

Function InitAddressColumns(oTable As Object)
	Dim mDefaultColumns(36) As String
	mDefaultColumns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sAddressId = oTable.Columns.ElementNames(4)
	sAddressTable = oTable.Name
	Redim mAddressColumns(UBound(mDefaultColumns), 1) as String
	Dim i As Integer
	For i = LBound(mDefaultColumns) To UBound(mDefaultColumns)
		mAddressColumns(i, 0) = oTable.Columns.ElementNames(i)
		mAddressColumns(i, 1) = mDefaultColumns(i)
	Next i
End Function

Sub FormInit(oEvent As Object)
	ThisComponent.CurrentController.Frame.LayoutManager.setVisible(False)
	Dim oDoc As Object, oDispatcher As Object, aProp(0) as new com.sun.star.beans.PropertyValue
	oDoc = ThisComponent.CurrentController.Frame
	oDispatcher = createUnoService("com.sun.star.frame.DispatchHelper")
	aProp(0).Name = "Ruler"
	aProp(0).Value = false
	oDispatcher.executeDispatch(oDoc, ".uno:Ruler", "", 0, aProp())
End Sub

Sub GroupListInit(oEvent As Object)
	
	Dim oConnexion: oConnexion = oEvent.Source.ActiveConnection
	InitAddressColumns(oConnexion.Tables.getByIndex(1))
	oEvent.Source.getByName("GroupList").StringItemList = oConnexion.Tables.ElementNames
	oConnexion.Queries.getByName("QueryAddress").Command = _
	"SELECT " &amp; GetAddressAlias() &amp; " FROM """ &amp; sAddressTable &amp; """"
End Sub

Sub GroupListChanged(oEvent As Object)
	Dim sValue: sValue = oEvent.Source.Model.StringItemList(oEvent.Selected)
	Dim oForm: oForm = oEvent.Source.Model.Parent
	Dim oConnexion: oConnexion = oForm.ActiveConnection
	Dim mAlias(1) as String, i As Integer
	For i = 0 To 1
		mAlias(i) = """" &amp; sAddressId &amp; """ AS """ &amp; mAddressColumns(4, 1) &amp; """"
	Next i
	oConnexion.Queries.getByName("QueryEmail").Command = _
	"SELECT " &amp; join(mAlias, ", ") &amp; " FROM """ &amp; sValue &amp; """ ORDER BY """ &amp; sAddressId &amp; """ ASC"
	oForm.getByName("EmailList").Refresh()
	oEvent.Source.Model.DefaultSelection = array(oEvent.Selected)
End Sub

Sub EmailListInsert(oEvent As Object)
	Dim oForms: oForms = ThisComponent.DrawPage.Forms
	Dim mValues: mValues = oForms.getByName("GroupFilter").getByName("EmailList").SelectedValues()
	Dim oConnexion: oConnexion = oForms.getByName("AddressFilter").ActiveConnection
	InsertAddress(oConnexion, mValues)
	Dim oAddressList: oAddressList = oForms.getByName("AddressFilter").getByName("AddressList")
	oAddressList.refresh()
	UpdateFilter(oConnexion, "Email", oAddressList.SelectedValue())
	oAddressList.Parent.reload()
End Sub

Sub AddressListChanged(oEvent As Object)
	UpdateFilter(oEvent.Source.Model.Parent.ActiveConnection, "Email", oEvent.Source.Model.SelectedValue())
	oEvent.Source.Model.Parent.reload()
End Sub

Sub AddressListDeleted(oEvent As Object)
	Dim oAddressList As Object
	oAddressList = ThisComponent.DrawPage.Forms.getByName("AddressFilter").getByName("AddressList")
	DeleteAddress(oAddressList.Parent.ActiveConnection, oAddressList.SelectedValues())
	oAddressList.refresh()
	UpdateFilter(oAddressList.Parent.ActiveConnection, "Email", oAddressList.SelectedValue())
	oAddressList.Parent.reload()
End Sub

Sub ModelListChanged(oEvent As Object)
	Dim sValue: sValue = oEvent.Source.Model.ValueItemList(oEvent.Selected)
	Dim oConnexion: oConnexion = oEvent.Source.Model.Parent.ActiveConnection
	UpdateFilter(oConnexion, "Model", sValue)
	oEvent.Source.Model.DefaultSelection = Array(oEvent.Selected)
	ThisComponent.DrawPage.Forms.getByName("BodyFilter").reload()
	ThisComponent.DrawPage.Forms.getByName("ModelFilter").reload()
	ThisComponent.DrawPage.Forms.getByName("ModelFilter").getByName("ModelList").refresh()
	ThisComponent.DrawPage.Forms.getByName("BodyFilter").getByName("BodyForm").getByName("TotalForm").reload()
	ThisComponent.DrawPage.Forms.getByName("ModelFilter").getByName("ModelForm").getByName("EmailForm").getByName("FileList").refresh()
End Sub

Sub ModelListNameChanged(oEvent As Object)
	ThisComponent.DrawPage.Forms.getByName("ModelFilter").getByName("ModelList").refresh()
End Sub

Sub ModelListInsert(oEvent As Object)
	Dim oForm: oForm = oEvent.Source.Model.Parent
	InsertModels(oForm.ActiveConnection, "New model")
	oForm.Parent.getByName("ModelList").refresh()
End Sub

Sub TotalUpdate(oEvent As Object)
	Dim oForm: oForm = ThisComponent.DrawPage.Forms.getByName("BodyFilter")
	oForm.getByName("BodyForm").getByName("TotalForm").reload()
End Sub

Sub FileListInsert(oEvent As Object)
	Dim oForm: oForm = oEvent.Source.Model.Parent
	InsertFiles(oForm.ActiveConnection, oEvent.Source.Model.text)
	oForm.getByName("FileList").refresh()
End Sub

Sub TemplateButtonUpdate(oEvent As Object)
	Dim oForm: oForm = oEvent.Source.Model.Parent
	UpdateTemplate(oForm.ActiveConnection, oEvent.Source.Model.text)
End Sub

Sub TemplateButtonInit(oEvent As Object)
	oEvent.Source.getByName("TemplateButton").text = GetTemplate(oEvent.Source.ActiveConnection)
End Sub

Sub FileListDeleted(oEvent As Object)
	Dim oForm: oForm =  oEvent.Source.Model.Parent
	Dim oFileList: oFileList = oForm.getByName("FileList")
	Dim oSelectedItems: oSelectedItems = oFileList.SelectedItems()
	If UBound(oSelectedItems) = -1 Then
		Exit Sub
	End If
	Dim mValues(UBound(oSelectedItems)) As String, i As Integer
	For i = LBound(oSelectedItems) To UBound(oSelectedItems)
		mValues(i) = oFileList.StringItemList(oSelectedItems(i))
	Next i
	DeleteFiles(oForm.ActiveConnection, mValues)
	oFileList.refresh()
End Sub

Sub EmailCheckBoxToogle(oEvent As Object)
	Dim oForm: oForm = oEvent.Source.Model.Parent
	ToogleForm(oForm, oEvent.Source.Model.Name, oEvent.Selected)
End Sub

Sub PdfCheckBoxToogle(oEvent As Object)
	Dim oForm: oForm = oEvent.Source.Model.Parent.Parent
	ToogleForm(oForm, oEvent.Source.Model.Name, oEvent.Selected)
End Sub

Sub ToogleForm(oForm As Object, sName As String, nValue As Integer)
	Dim i As Integer
	For i = 0 To oForm.Count() -1
		If oForm.getByIndex(i).SupportsService("stardiv.one.form.component.Form") Then
			ToogleForm(oForm.getByIndex(i), sName, nValue)
		ElseIf oForm.getByIndex(i).Name &lt;&gt; sName Then
			ThisComponent.CurrentController.getControl(oForm.getByIndex(i)).setEnable(nValue)
		End If
	Next i
End Sub

</script:module>
</file>

<file path=Basic/Standard/Merge.xml><?xml version="1.0" encoding="utf-8"?>
<!DOCTYPE module  PUBLIC '-//OpenOffice.org//DTD OfficeDocument 1.0//EN'  'module.dtd'>
<script:module xmlns:script="http://openoffice.org/2000/script" script:name="Merge" script:language="StarBasic">REM  *****  BASIC  *****
Option Explicit

Private oEmailService As Object
Private sEmailBody As String
Private mEmailAttachments() As Object
Const nEmailAttachmentMaxSizeMo = 5

Sub MailMerge(oEvent As Object)
	Dim sErrorMsg As String
	Dim oForms: oForms = ThisComponent.DrawPage.Forms
	Dim oMergeConnexion: oMergeConnexion = oForms.getByName("AddressFilter").ActiveConnection
	Dim oAddressConnexion: oAddressConnexion = oForms.getByName("GroupFilter").ActiveConnection
	If oMergeConnexion.Tables.hasByName("AddressMerge") Then
		DeleteAddressMerge(oMergeConnexion)
	Else
		MakeAddressMerge(oMergeConnexion)
	End If
	Dim aEmailAddress: aEmailAddress = GetEmailAddress(oMergeConnexion)
	If UBound(aEmailAddress) = -1 Then
		MsgBox("No address selected!!! Check your settings")
		Exit Sub
	End If
	Dim i As Integer
	For i = LBound(aEmailAddress) To UBound(aEmailAddress)
		InsertAddressMerge(oMergeConnexion, GetAddress(oAddressConnexion, aEmailAddress(i)))
	Next i
	Dim oStatment: oStatment = oMergeConnexion.prepareCommand("QueryModelFilter", 1)
	Dim oResultSet: oResultSet = oStatment.executeQuery()
	Dim sModel As String, sSubject As String, sModelUrl As String
	Dim bEmail As Boolean, bPdf As Boolean
	If oResultSet.next() Then
		sModel = oResultSet.getString(1)
		bEmail = oResultSet.getBoolean(2)
		sSubject = oResultSet.getString(3)
		sEmailBody = oResultSet.getString(4)
		bPdf = oResultSet.getBoolean(5)
		sModelUrl = ConvertToURL(oResultSet.getString(6))
		i = oResultSet.getInt(7)
		If bPdf Then
			ReDim mEmailAttachments(i)
		ElseIf i &gt; 0 Then
			ReDim mEmailAttachments(i -1)
		End If
	Else
		MsgBox("DataBase Error!!! Check 'Models' table")
		Exit Sub
	End If
	i = 0
	If bPdf Then
		Dim oReportUrl As New com.sun.star.util.URL
		If Not GetReportUrl(oMergeConnexion, sModel, oReportUrl, sErrorMsg) Then
			MsgBox(sErrorMsg)
			Exit Sub
		End If
		MakeMailMerge(oMergeConnexion, sModelUrl, oReportUrl.Main)
		Dim oDocUrl: oDocUrl = GetIndexedUrl(oReportUrl, 0)
		Dim oDoc: oDoc = OpenDocument(oDocUrl.Main, True)
		Dim oPdfUrl: oPdfUrl = GetIndexedUrl(oReportUrl, -1, "pdf", sModel)
		Dim nPage As Integer
		nPage = (oDoc.CurrentController.PageCount -1) / (UBound(aEmailAddress()) +1)
		If bEmail Then
			mEmailAttachments(i) = oPdfUrl
			i = i + 1
		End If
	End If
	If bEmail Then
		If Not GetMailService() Then
			MsgBox("Cannot connect to your Email Provider!!! Check your settings")
			Exit Sub
		End If
		Dim sFrom As String, oBody As Object
		sFrom = GetConfigSetting("/org.openoffice.Office.Writer/MailMergeWizard", "MailAddress")
		oBody = CreateUNOListener("body_", "com.sun.star.datatransfer.XTransferable")
		oStatment = oMergeConnexion.prepareCommand("QueryFileFilter", 1)
		oResultSet = oStatment.executeQuery()
		While oResultSet.next()
			mEmailAttachments(i) = GetUrlFromString(ConvertToURL(oResultSet.getString(1)))
			i = i + 1
		Wend
		If Not CheckAttachment(bPdf, sErrorMsg) Then
			MsgBox(sErrorMsg)
			Exit Sub
		End If
		SetAttachmentType(bPdf)
	End If
	For i = LBound(aEmailAddress) To UBound(aEmailAddress)
		If bPdf Then
			If Not bEmail Then
				oPdfUrl = GetIndexedUrl(oReportUrl, i, "pdf", sModel)
			End If
			ExportToPdf(oDoc, oPdfUrl.Main, i, nPage)
		End If
		If bEmail Then
			If Not SendEmail(aEmailAddress(i), sFrom, sSubject, oBody, sErrorMsg) Then
				MsgBox(sErrorMsg)
				On Error GoTo 0
				Exit Sub
			End If
		End If
	Next i
	If bEmail Then 
		oEmailService.Disconnect()
		MsgBox("Email has been send to the addresses:" &amp; CHR(13) &amp; _
				join(aEmailAddress(), CHR(13))
	End If
	If bPdf Then 
		oDoc.close(True)
		If Not bEmail Then
			OpenPdfFile(oPdfUrl)
		End If
	End If
End Sub

Function GetIndexedUrl(ByVal oUrl As com.sun.star.util.URL, nIndex As Integer, _
						Optional sExtension As String, _
						Optional sFileName As String) As com.sun.star.util.URL
	GlobalScope.BasicLibraries.loadLibrary("Tools")
	Dim sIndex As String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UrlFromString(ByVal sUrl As String ) As com.sun.star.util.URL
	Dim oUrl As New com.sun.star.util.URL
	oUrl.Complete = sUrl
	Dim oUrlTransformer As Object
	oUrlTransformer = createUnoService("com.sun.star.util.URLTransformer")
	oUrlTransformer.parseStrict(oUrl)
	GetUrlFromString = oUrl
End Function

Function GetReportUrl(oConnexion As Object, ByVal sReportName As String, _
						oReportUrl As com.sun.star.util.URL, sErrorMsg As String) As Boolean
	Dim oReports As Object
	oReports = oConnexion.Parent.DatabaseDocument.ReportDocuments
	If Not oReports.hasElements() Then
		sErrorMsg = "Can't find: " &amp; sReportName &amp; " ORB!!!"
		GetReportUrl = False
		Exit Function
	End If
	Dim oReport As Object
	Dim aProp(2) As New com.sun.star.beans.PropertyValue
	aProp(0).Name = "ActiveConnection"
	aProp(0).Value = oConnex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Sub MakeMailMerge(oConnexion As Object, sModelUrl As String, sUrl As String)
	Dim oMailMerge As Object: oMailMerge = CreateUnoService("com.sun.star.text.MailMerge")
	With oMailMerge
		.DocumentUrl = GetDocumentUrl(sModelUrl, sUrl)
		.OutputType = com.sun.star.text.MailMergeType.FILE
		.DataSourceName = oConnexion.Parent.Name
		.CommandType = com.sun.star.sdb.CommandType.TABLE
		.Command = "MailMerge"
		.SaveAsSingleFile = True
		.execute(Array())
		.dispose()
	End With
End Sub

Function GetMailService() As Boolean
	Dim oProvider: oProvider = CreateUnoService("com.sun.star.mail.MailServiceProvider")
	oEmailService = oProvider.Create("com.sun.star.mail.SMTP")
	Dim oServer: oServer = CreateUnoListener("server_", "com.sun.star.uno.XCurrentContext")
	Dim oUser: oUser = CreateUnoListener("user_", "com.sun.star.mail.XAuthenticator")
	oEmailService.Connect(oServer, oUser)
	GetMailService = oEmailService.isConnected
End Function

Function SendEmail(sTo As String, sFrom As String, sSubject As String, _
					oBody As Object, sErrorMsg As String) As Boolean
	On Error GoTo ErrorHandler
	Dim oMail As Object, oEmail As Object, i As Integer
	oEmail = com.sun.star.mail.MailMessage.create(sTo, sFrom, sSubject, oBody)
	For i = LBound(mEmailAttachments) To UBound(mEmailAttachments)
		oEmail.addAttachment(GetAttachment(mEmailAttachments(i)))
	Next i
	oEmailService.SendMailMessage(oEmail)
	For i = LBound(mEmailAttachments) To UBound(mEmailAttachments)
		mEmailAttachments(i).Mark = ""
	Next i
	SendEmail = True
	On Error GoTo 0
ExitHandler:
	Exit Function
ErrorHandler:
	sErrorMsg = "Error in Function 'SendMail' at line:" &amp; Erl &amp; CHR(13) &amp; _
				"Error code: " &amp; Err &amp; CHR(13) &amp; _
				"Error message: " &amp; Error
	SendEmail = False
	Goto ExitHandler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CheckAttachment(bPdf As Boolean, sMsg As String) As Boolean
	Dim oService As Object, nMaxSize As Long, nSize As Long, i As Integer
	nMaxSize = nEmailAttachmentMaxSizeMo*1024*1024
	oService = createUnoService("com.sun.star.ucb.SimpleFileAccess")
	For i = LBound(mEmailAttachments) To UBound(mEmailAttachments)
		If Not (bPdf And i = LBound(mEmailAttachments)) Then 
			nSize = oService.getSize(mEmailAttachments(i).Main)
			If nSize = 0 Or nSize &gt; nMaxSize Then
				sMsg = "Attached File has not a valid size!!!"
				CheckAttachment = False
				Exit Function
			End If
		End If
	Next i
   	CheckAttachment = True
End Function

Function SetAttachmentType(bPdf As Boolean)
	Dim oDetection As Object, mTypes As Object, sType As String
	Dim i As Integer, j As Integer  
	oDetection = CreateUnoService("com.sun.star.document.TypeDetection")
	For i = LBound(mEmailAttachments) To UBound(mEmailAttachments)
		mEmailAttachments(i).Arguments = "application/octet-stream"
		If bPdf And i = 0 Then
			mEmailAttachments(i).Arguments = "application/pdf"
		Else
			sType = oDetection.queryTypeByUrl(mEmailAttachments(i).Main)
			If oDetection.hasByName(sType) Then
				mTypes = oDetection.getByName(sType)
				For j = LBound(mTypes) To UBound(mTypes)
					If mTypes(j).Name = "MediaType" Then
						mEmailAttachments(i).Arguments = mTypes(j).Value
					End If
				Next j
			End If
		End If
	Next i
End Function

Function GetAttachmentContent() As Object
	Dim oService As Object, oFile As Object, oUrl As Object,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EmailAttachments()) To UBound(mEmailAttachments())
		If mEmailAttachments(i).Mark &lt;&gt; "Done" Then
			If bMark Then
				mEmailAttachments(i).Mark = "Done"
			End If
			GetAttachmentUrl = mEmailAttachments(i)
			Exit Function
		End If
	Next i
End Function

Function OpenDocument(sUrl As String, Optional bHidden As Boolean)
	Dim oDoc As Object, sFrame As String
	If IsMissing(bHidden) Then
		bHidden = True
	End If
	Dim aProp(0) As New com.sun.star.beans.PropertyValue
	aProp(0).Name = "Hidden"
	aProp(0).Value = bHidden
	If bHidden Then		
		sFrame = "_hidden"
	Else
		sFrame = "_blank"
	End If
	oDoc = StarDesktop.loadComponentFromUrl(sUrl, sFrame, 0, aProp())
	OpenDocument = oDoc
End Function

Function ExportToPdf(oDoc As Object, sUrl As String, Optional nRecordNumber As Integer,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OpenPdfFile(oUrl As com.sun.star.util.URL) As String
	Dim oFileDialog As Object
	Dim aFilterNames(0) As String
	aFilterNames(0) = "*.pdf"
	GlobalScope.BasicLibraries.LoadLibrary("Tools")
	oFileDialog = CreateUnoService("com.sun.star.ui.dialogs.FilePicker")
	AddFiltersToDialog(aFilterNames(), oFileDialog)
	oFileDialog.SetDisplayDirectory(oUrl.Protocol &amp; oUrl.Path)
	Dim nStatus As Integer
	nStatus = oFileDialog.Execute()
	If nStatus = 1 Then
		OpenDocument(oFileDialog.Files(0), False)
	End If
	oFileDialog.Dispose()
End Function

Function GetConfigSetting(sPath As String, sName As String) As String
	Dim oConfig As Object,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EmailBody
	End If
End Function

Function body_isDataFlavorSupported(x As Object)
	body_isDataFlavorSupported = (x.MimeType = "text/plain;charset=utf-16")
End Function

Function attachment_GetTransferDataFlavors()
	Dim oFlavor As New com.sun.star.datatransfer.DataFlavor
	oFlavor.MimeType = GetAttachmentType()
	oFlavor.HumanPresentableName = GetAttachmentType()
	attachment_GetTransferDataFlavors = Array(oFlavor)
End Function

Function attachment_GetTransferData(oFlavor) As any
	If oFlavor.MimeType = GetAttachmentType() Then
      	attachment_GetTransferData = GetAttachmentContent()
   End If
End Function

Function attachment_isDataFlavorSupported(x As Object)
   attachment_isDataFlavorSupported = (x.MimeType = GetAttachmentType())
End Function

Function server_GetValueByName(sName) As Any
	Select Case sName
		Case "ServerName"
			server_GetValueByName = GetConfigSetting("/org.openoffice.Office.Writer/MailMergeWizard", "MailServer")
		Case "Port"
			server_GetValueByName = GetConfigSetting("/org.openoffice.Office.Writer/MailMergeWizard", "MailPort")
		Case "ConnectionType"
			server_GetValueByName = "Insecure"
			Dim sValue: sValue = GetConfigSetting("/org.openoffice.Office.Writer/MailMergeWizard", "IsSecureConnection")
			If sValue Then
				server_GetValueByName = "SSL"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Sql.xml><?xml version="1.0" encoding="utf-8"?>
<!DOCTYPE module  PUBLIC '-//OpenOffice.org//DTD OfficeDocument 1.0//EN'  'module.dtd'>
<script:module xmlns:script="http://openoffice.org/2000/script" script:name="Sql" script:language="StarBasic">REM  *****  BASIC  *****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Alias() As String
	Dim mAlias(UBound(mAddressColumns)) as String, i As Integer
	For i = LBound(mAddressColumns) To UBound(mAddressColumns)
		mAlias(i) = """" &amp; mAddressColumns(i, 0) &amp; """ AS """ &amp; mAddressColumns(i, 1) &amp; """"
	Next i
	GetAddressAlias = join(mAlias, ", ")
End Function

Function GetAddressColumns() As String
	Dim mColumns(UBound(mAddressColumns)) as String, i As Integer
	For i = LBound(mAddressColumns) To UBound(mAddressColumns)
		mColumns(i) = """" &amp; mAddressColumns(i, 1) &amp; """"
	Next i
	GetAddressColumns = join(mColumns, ", ")
End Function

Function GetAddressColumnsType() As String
	Dim mColumns(UBound(mAddressColumns) +1) As String, i As Integer
	mColumns(0) = """ID"" INTEGER IDENTITY"
	For i = LBound(mAddressColumns) To UBound(mAddressColumns)
		mColumns(i +1) = """" &amp; mAddressColumns(i, 1) &amp; """ VARCHAR(256)"
	Next i
	GetAddressColumnsType = join(mColumns, ", ")
End Function

Function GetTemplate(oConnexion As Object) As String
	Dim sSql As String
	sSql = "SELECT ""File"" FROM ""Models"" " &amp; _
	"WHERE ""ID"" = (SELECT ""Model"" FROM ""Filter"" WHERE ""ID"" = 1);"
	GetTemplate = GetResultSetValues(oConnexion.createStatement().executeQuery(sSql))
End Function

Sub UpdateFilter(oConnexion As Object, sColumn As String, sValue As String)
	Dim sSql As String
	sSql = "UPDATE ""Filter"" SET """ &amp; sColumn &amp; """ = '" &amp; sValue &amp; "' " &amp; _
	"WHERE ""ID"" = 1;"
	oConnexion.createStatement().executeUpdate(sSql)
End Sub

Sub InsertAddress(oConnexion As Object, mValues As Variant)
	Dim sSql As String
	Dim oResultSet as Object
	Dim oStatement: oStatement = oConnex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DeleteAddress(oConnexion As Object, mValues As Variant)
	Dim sSql As String
	sSql = "DELETE FROM ""Address"" " &amp; _
	"WHERE ""Email"" IN ('" &amp; Join(mValues, "', '") &amp; "');"
	oConnexion.createStatement().executeUpdate(sSql)
End Sub

Sub InsertModels(oConnexion As Object, sValue As String)
	Dim sSql As String
	sSql = "INSERT INTO ""Models"" (""Model"") VALUES ('" &amp; sValue &amp; "');"
	oConnexion.createStatement().executeUpdate(sSql)
End Sub

Sub InsertFiles(oConnexion As Object, sValue As String)
	Dim sSql As String
	Dim oResultSet as Object
	Dim oStatement: oStatement = oConnex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UpdateTemplate(oConnexion As Object, sValue As String)
	Dim sSql As String
	sSql = "UPDATE ""Models"" SET ""File"" = '" &amp; EscapeApostrophe(sValue) &amp; "' " &amp; _
	"WHERE ""ID"" = (SELECT ""Model"" FROM ""Filter"" WHERE ""ID"" = 1);"
	oConnexion.createStatement().executeUpdate(sSql)
End Sub

Sub DeleteFiles(oConnexion As Object, mValues)
	Dim sSql As String
	sSql = "DELETE FROM ""Files"" " &amp; _
	"WHERE ""File"" IN ('" &amp; Join(EscapeApostrophe(mValues), "', '") &amp; "') " &amp; _
	"AND ""Model"" = (SELECT ""Model"" FROM ""Filter"" WHERE ""ID"" = 1);"
	oConnexion.createStatement().executeUpdate(sSql)
End Sub

Sub MakeAddressMerge(oConnexion As Object)
	If oConnexion.Tables.hasByName("AddressMerge") Then
		Exit Sub
	End If
	Dim sSql As String
	sSql = "CREATE TABLE ""AddressMerge"" (" &amp; GetAddressColumnsType() &amp; ");"
	oConnexion.createStatement().executeQuery(sSql)
End Sub

Sub DeleteAddressMerge(oConnexion As Object)
	Dim sSql As String
	sSql = "DELETE FROM ""AddressMerge""; " &amp;_ 
	"ALTER TABLE ""AddressMerge"" ALTER COLUMN ""ID"" RESTART WITH 1;"
	oConnexion.createStatement().executeQuery(sSql)
End Sub

Sub InsertAddressMerge(oConnexion As Object, oResultSet As Object)
	Dim sSql As String
	sSql = "INSERT INTO ""AddressMerge"" (" &amp; GetAddressColumns() &amp; ") " &amp; _
	"VALUES ('" &amp;  GetResultSetValues(oResultSet) &amp; "');"
	oConnexion.createStatement().executeQuery(sSql)
End Sub

Function GetEmailAddress(oConnexion As Object) As Variant
	Dim mValues() As String
	Dim sSql As String
	Dim n As Integer
	sSql = "SELECT COUNT(*) AS Cnt, 'dummy' AS ""Email"" FROM ""Address"" " &amp; _
	"UNION ALL " &amp; _
	"SELECT 0 AS Cnt, ""Email"" FROM ""Address"";"
	Dim oResultSet:	oResultSet = oConnexion.createStatement().executeQuery(sSql)
	If oResultSet.next() And oResultSet.getInt(1) &gt; 0 Then
		n = 0
		Redim mValues(oResultSet.getInt(1) -1)	
		While oResultSet.next()
			mValues(n) = oResultSet.getString(2)
			n = n +1
		Wend
		mValues = EscapeApostrophe(mValues)
	End If
	GetEmailAddress = mValues
End Function

Function GetAddress(oConnexion As Object, sValue As String) As Object
	Dim sSql As String
	sSql = "SELECT " &amp; GetAddressAlias() &amp; " " &amp; _
	"FROM """ &amp; sAddressTable &amp; """ " &amp; _
	"WHERE """ &amp; sAddressId &amp; """ = '" &amp; sValue &amp; "';"
	GetAddress = oConnexion.createStatement().executeQuery(sSql)
End Function

Function GetResultSetValues(oResultSet As Object)
	GetResultSetValues = join(EscapeApostrophe(GetResultSet(oResultSet)), "', '")
End Function

Function GetResultSet(oResultSet As Object)
	Dim mValues(oResultSet.MetaData.ColumnCount -1) As String, i As Integer
	If oResultSet.next() Then
		For i = LBound(mValues) To UBound(mValues)
			mValues(i) = oResultSet.getString(i +1)
		Next i
	End If
	GetResultSet = mValues
End Function

Function DbConnect(sSource as String)
  	On Error GoTo Handler
	Dim oContext: oContext = CreateUnoService("com.sun.star.sdb.DatabaseContext") 
	Dim oDataBase: oDataBase = oContext.getByName(sSource)
	If oDataBase.IsPasswordRequired Then
  		InteractionHandler = createUnoService("com.sun.star.sdb.InteractionHandler")
  		DbConnect = oDataBase.ConnectWithCompletion(InteractionHandler)
	Else
  		DbConnect = oDataBase.GetConnection("","")
	End If
	Exit Function
 	Handler:
    	msgbox "Error: " &amp; Error
End Function

Function DbDisconnect(DbConnexion as Object)
	On Error GoTo Handler 
	DbConnexion.close
	DbConnexion.dispose
	Exit Function
 	Handler:
    	msgbox "Error: " &amp; Error
End Function

Sub GetInfo()
    oInfos = GetConfigAccess("/org.openoffice.UserProfile/Data")
End Sub

Function GetConfigAccess(ByVal cNodePath As String, Optional bWriteAccess, _
							Optional bEnableSync,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MakePropertyValue(Optional cName As String, Optional uValue) As com.sun.star.beans.PropertyValue
	Dim oPropertyValue: oPropertyValue = createUnoStruct("com.sun.star.beans.PropertyValue")
	If Not IsMissing(cName) Then
		oPropertyValue.Name = cName
	EndIf
	If Not IsMissing(uValue) Then
		oPropertyValue.Value = uValue
	EndIf
	MakePropertyValue() = oPropertyValue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Form"/>
  <library:element library:name="Merge"/>
  <library:element library:name="Sq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